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375in" table:align="left"/>
    </style:style>
    <style:style style:name="Table1.A" style:family="table-column">
      <style:table-column-properties style:column-width="6.6375in"/>
    </style:style>
    <style:style style:name="Table1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2" style:family="table">
      <style:table-properties style:width="6.6618in" table:align="left"/>
    </style:style>
    <style:style style:name="Table2.A" style:family="table-column">
      <style:table-column-properties style:column-width="6.6618in"/>
    </style:style>
    <style:style style:name="Table2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3" style:family="table">
      <style:table-properties style:width="6.65in" table:align="left"/>
    </style:style>
    <style:style style:name="Table3.A" style:family="table-column">
      <style:table-column-properties style:column-width="6.65in"/>
    </style:style>
    <style:style style:name="Table3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4" style:family="table">
      <style:table-properties style:width="6.7403in" table:align="left"/>
    </style:style>
    <style:style style:name="Table4.A" style:family="table-column">
      <style:table-column-properties style:column-width="6.7403in"/>
    </style:style>
    <style:style style:name="Table4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rebuchet MS" fo:font-size="2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5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6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7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/>
    </style:style>
    <style:style style:name="P12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/>
    </style:style>
    <style:style style:name="P13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P14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/>
    </style:style>
    <style:style style:name="P15" style:family="paragraph" style:parent-style-name="Table_20_Contents">
      <style:paragraph-properties fo:margin-top="0in" fo:margin-bottom="0.1965in" fo:padding="0.0728in" fo:border="0.0008in solid #000000"/>
    </style:style>
    <style:style style:name="P16" style:family="paragraph" style:parent-style-name="Table_20_Contents">
      <style:paragraph-properties fo:margin-top="0in" fo:margin-bottom="0in" fo:line-height="138%" fo:padding="0.0728in" fo:border="0.0008in solid #000000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#efefef"/>
    </style:style>
    <style:style style:name="P17" style:family="paragraph" style:parent-style-name="Table_20_Contents">
      <style:paragraph-properties fo:margin-top="0in" fo:margin-bottom="0in" fo:line-height="138%" fo:padding="0.0728in" fo:border="0.0008in solid #000000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#efefef"/>
    </style:style>
    <style:style style:name="P18" style:family="paragraph" style:parent-style-name="Table_20_Contents">
      <style:paragraph-properties fo:margin-top="0in" fo:margin-bottom="0in" fo:line-height="138%" fo:padding="0.0728in" fo:border="0.0008in solid #000000" style:writing-mode="lr-tb"/>
    </style:style>
    <style:style style:name="P19" style:family="paragraph" style:parent-style-name="Heading_20_2" style:list-style-name="L1">
      <style:paragraph-properties fo:margin-left="0in" fo:margin-right="0in" fo:margin-top="0.139in" fo:margin-bottom="0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2.75pt" fo:font-style="normal" style:text-underline-style="none" fo:font-weight="bold" style:text-blinking="false" fo:background-color="transparent"/>
    </style:style>
    <style:style style:name="P20" style:family="paragraph" style:parent-style-name="Heading_20_2" style:list-style-name="L3">
      <style:paragraph-properties fo:margin-left="0in" fo:margin-right="0in" fo:margin-top="0.139in" fo:margin-bottom="0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2.75pt" fo:font-style="normal" style:text-underline-style="none" fo:font-weight="bold" style:text-blinking="false" fo:background-color="transparent"/>
    </style:style>
    <style:style style:name="P21" style:family="paragraph" style:parent-style-name="Heading_20_2" style:list-style-name="L5">
      <style:paragraph-properties fo:margin-left="0in" fo:margin-right="0in" fo:margin-top="0.139in" fo:margin-bottom="0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2.75pt" fo:font-style="normal" style:text-underline-style="none" fo:font-weight="bold" style:text-blinking="false" fo:background-color="transparent"/>
    </style:style>
    <style:style style:name="P22" style:family="paragraph" style:parent-style-name="Heading_20_2" style:list-style-name="L7">
      <style:paragraph-properties fo:margin-left="0in" fo:margin-right="0in" fo:margin-top="0.139in" fo:margin-bottom="0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2.75pt" fo:font-style="normal" style:text-underline-style="none" fo:font-weight="bold" style:text-blinking="false" fo:background-color="transparent"/>
    </style:style>
    <style:style style:name="P23" style:family="paragraph" style:parent-style-name="Heading_20_1">
      <style:paragraph-properties fo:margin-top="0.139in" fo:margin-bottom="0in" fo:line-height="138%" style:writing-mode="lr-tb"/>
      <style:text-properties fo:font-variant="normal" fo:text-transform="none" fo:color="#000000" style:text-line-through-style="none" style:font-name="Trebuchet MS" fo:font-size="15.75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font-weight="normal"/>
    </style:style>
    <style:style style:name="T3" style:family="text">
      <style:text-properties fo:font-weight="normal"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normal" fo:background-color="transparent"/>
    </style:style>
    <style:style style:name="T6" style:family="text">
      <style:text-properties fo:font-style="normal" fo:font-weight="bold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efefef"/>
    </style:style>
    <style:style style:name="T8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#efefef"/>
    </style:style>
    <style:style style:name="T9" style:family="text">
      <style:text-properties style:text-underline-style="solid" style:text-underline-width="auto" style:text-underline-color="font-color" fo:font-weight="bold" fo:background-color="transparent"/>
    </style:style>
    <style:style style:name="T10" style:family="text">
      <style:text-properties style:text-underline-style="solid" style:text-underline-width="auto" style:text-underline-color="font-color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58e48d69-bc30-3c10-7cf9-f6f5113da7c1"/>Character HP and GUI</text:p>
      <text:h text:style-name="P23" text:outline-level="1">Today we’re learning how to give your player an hp system</text:h>
      <text:list xml:id="list3424576743277351500" text:style-name="L1">
        <text:list-item>
          <text:list>
            <text:list-item>
              <text:h text:style-name="P19" text:outline-level="2">Remember Variables?</text:h>
            </text:list-item>
          </text:list>
        </text:list-item>
      </text:list>
      <text:list xml:id="list6209330822838568314" text:style-name="L2">
        <text:list-item>
          <text:p text:style-name="P4"><text:span text:style-name="T1">To Jog your memory, </text:span><text:span text:style-name="T4">variables</text:span><text:span text:style-name="T1"> in programming are words that stand in for numbers and can be changed during the game. </text:span></text:p>
        </text:list-item>
        <text:list-item>
          <text:p text:style-name="P4"><text:span text:style-name="T1">First step is to make a new C# script and name it: “</text:span><text:span text:style-name="T9">characterHp</text:span><text:span text:style-name="T1">” (no quotes)</text:span></text:p>
        </text:list-item>
        <text:list-item>
          <text:p text:style-name="P4"><text:span text:style-name="T1">We’re going to be making a variable called “</text:span><text:span text:style-name="T9">hp</text:span><text:span text:style-name="T1">” (no quotes) and set it equal to however much health we want our player to start the game with. </text:span></text:p>
        </text:list-item>
        <text:list-item>
          <text:p text:style-name="P4"><text:span text:style-name="T1">The type of variable we will be using is an </text:span><text:span text:style-name="T4">int</text:span><text:span text:style-name="T1">, which means whole number. We don’t need any decimal points in this script.</text:span></text:p>
        </text:list-item>
        <text:list-item>
          <text:p text:style-name="P8">Do you remember how to declare a variable? Here’s the way you set it up below. Ask your neighbors for help. The correct way to set up the variable is on the next page if you are stuck. </text:p>
        </text:list-item>
      </text:list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using UnityEngine;</text:p>
            <text:p text:style-name="P16">using System.Collections;</text:p>
            <text:p text:style-name="P15"/>
            <text:p text:style-name="P16">public class characterHp : MonoBehaviour {</text:p>
            <text:p text:style-name="P15"/>
            <text:p text:style-name="P17">public int ____ = ____ ;</text:p>
            <text:p text:style-name="P18"><text:span text:style-name="T7">               </text:span><text:span text:style-name="T8">(What do you type in the first blank space? What goes in the second blank space?)</text:span></text:p>
            <text:p text:style-name="P15"/>
            <text:p text:style-name="P16">// Use this for initialization</text:p>
            <text:p text:style-name="P16">void Start () {</text:p>
            <text:p text:style-name="P16">}</text:p>
            <text:p text:style-name="P16">// Update is called once per frame</text:p>
            <text:p text:style-name="P16">void Update () {</text:p>
            <text:p text:style-name="P16">}</text:p>
            <text:p text:style-name="P16">}</text:p>
          </table:table-cell>
        </table:table-row>
      </table:table>
      <text:p text:style-name="P1"><text:line-break/><text:line-break/><text:line-break/><text:line-break/><text:line-break/><text:line-break/></text:p>
      <text:list xml:id="list8807679921695190229" text:style-name="L3">
        <text:list-item>
          <text:list>
            <text:list-item>
              <text:h text:style-name="P20" text:outline-level="2"><text:soft-page-break/>OnTriggerEnter</text:h>
            </text:list-item>
          </text:list>
        </text:list-item>
      </text:list>
      <text:list xml:id="list9130063691670121963" text:style-name="L4">
        <text:list-item>
          <text:p text:style-name="P5"><text:span text:style-name="T1">Does “</text:span><text:span text:style-name="T4">OnTriggerEnter</text:span><text:span text:style-name="T1">” sound a bit similar to anyone? Remember we used it to check if something has entered a trigger object. In programming terms, this is called a </text:span><text:span text:style-name="T4">Method</text:span><text:span text:style-name="T1">, or an action that we use regularly.</text:span><text:span text:style-name="T10"> </text:span><text:span text:style-name="T1">You know something is a method when you see the word </text:span><text:span text:style-name="T4">Void</text:span><text:span text:style-name="T1"> next to it.  We want to check if our character has bumped into any enemy units. If it does, we want the </text:span><text:span text:style-name="T4">hp </text:span><text:span text:style-name="T1">variable to go down by 1.</text:span></text:p>
        </text:list-item>
        <text:list-item>
          <text:p text:style-name="P5"><text:span text:style-name="T1">Inside of the </text:span><text:span text:style-name="T4">OnTrggerEnter</text:span><text:span text:style-name="T1"> </text:span><text:span text:style-name="T4">method </text:span><text:span text:style-name="T1">we need to check if the trigger is tagged with the word “enemy”. This is similar to the way we did this project before. When the tag matches, </text:span><text:span text:style-name="T4">hp </text:span><text:span text:style-name="T1">is set to the current hp value minus 1. </text:span></text:p>
        </text:list-item>
        <text:list-item>
          <text:p text:style-name="P9">Let’s say I have 5 apples, and I give one to my friend. How many apples do I now have? We can take the original value (5) and subtract the one I gave away and now I have 4 apples. </text:p>
        </text:list-item>
      </text:list>
      <text:p text:style-name="P1">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using UnityEngine;</text:p>
            <text:p text:style-name="P16">using System.Collections;</text:p>
            <text:p text:style-name="P15"/>
            <text:p text:style-name="P16">public class characterHp : MonoBehaviour {</text:p>
            <text:p text:style-name="P15"/>
            <text:p text:style-name="P16">public int hp = 5;</text:p>
            <text:p text:style-name="P15"/>
            <text:p text:style-name="P16">// Use this for initialization</text:p>
            <text:p text:style-name="P16">void Start () {</text:p>
            <text:p text:style-name="P16">}</text:p>
            <text:p text:style-name="P16">// Update is called once per frame</text:p>
            <text:p text:style-name="P16">void Update () {</text:p>
            <text:p text:style-name="P16">}</text:p>
            <text:p text:style-name="P15"/>
            <text:p text:style-name="P17">void OnTriggerEnter(Collider trigger){</text:p>
            <text:p text:style-name="P17">if(trigger.gameObject.tag == "enemy"){</text:p>
            <text:p text:style-name="P17">hp = hp - 1;</text:p>
            <text:p text:style-name="P15"/>
            <text:p text:style-name="P17">}</text:p>
            <text:p text:style-name="P17">}</text:p>
            <text:p text:style-name="P16">}</text:p>
          </table:table-cell>
        </table:table-row>
      </table:table>
      <text:p text:style-name="P1"><text:line-break/><text:line-break/><text:line-break/><text:soft-page-break/></text:p>
      <text:list xml:id="list3531456082737229852" text:style-name="L5">
        <text:list-item>
          <text:list>
            <text:list-item>
              <text:h text:style-name="P21" text:outline-level="2">Restarting when hp is less than 1</text:h>
            </text:list-item>
          </text:list>
        </text:list-item>
      </text:list>
      <text:list xml:id="list7878984293170692062" text:style-name="L6">
        <text:list-item>
          <text:p text:style-name="P13">IF my hp is less than 1, THEN I want to restart the game.</text:p>
        </text:list-item>
        <text:list-item>
          <text:p text:style-name="P11"><text:span text:style-name="T3">Where have we seen this sentence structure before? Of course, when we learned about </text:span><text:span text:style-name="T1">if statements</text:span><text:span text:style-name="T3">. </text:span></text:p>
        </text:list-item>
        <text:list-item>
          <text:p text:style-name="P10">What is the condition that needs to be met? And what is the result?</text:p>
        </text:list-item>
        <text:list-item>
          <text:p text:style-name="P6"><text:span text:style-name="T1">To restart the game, we will use the code: </text:span><text:span text:style-name="T4">Application.loadLevel(0);</text:span></text:p>
        </text:list-item>
      </text:list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using UnityEngine;</text:p>
            <text:p text:style-name="P16">using System.Collections;</text:p>
            <text:p text:style-name="P15"/>
            <text:p text:style-name="P16">public class characterHp : MonoBehaviour {</text:p>
            <text:p text:style-name="P15"/>
            <text:p text:style-name="P16">public int hp = 5;</text:p>
            <text:p text:style-name="P15"/>
            <text:p text:style-name="P16">// Use this for initialization</text:p>
            <text:p text:style-name="P16">void Start () {</text:p>
            <text:p text:style-name="P16">}</text:p>
            <text:p text:style-name="P16">// Update is called once per frame</text:p>
            <text:p text:style-name="P16">void Update () {</text:p>
            <text:p text:style-name="P17">if (hp &lt; 1){</text:p>
            <text:p text:style-name="P17">Application.LoadLevel (0);  </text:p>
            <text:p text:style-name="P17">}</text:p>
            <text:p text:style-name="P16">}</text:p>
            <text:p text:style-name="P15"/>
            <text:p text:style-name="P16">void OnTriggerEnter(Collider obj){</text:p>
            <text:p text:style-name="P16">if(obj.gameObject.tag == "enemy"){</text:p>
            <text:p text:style-name="P16">hp = hp - 1;</text:p>
            <text:p text:style-name="P15"/>
            <text:p text:style-name="P16">}</text:p>
            <text:p text:style-name="P16">}</text:p>
            <text:p text:style-name="P16">}</text:p>
          </table:table-cell>
        </table:table-row>
      </table:table>
      <text:p text:style-name="P1"><text:line-break/><text:line-break/><text:line-break/><text:line-break/><text:line-break/><text:line-break/><text:soft-page-break/><text:line-break/><text:line-break/><text:line-break/><text:line-break/></text:p>
      <text:list xml:id="list4405801561653509479" text:style-name="L7">
        <text:list-item>
          <text:list>
            <text:list-item>
              <text:h text:style-name="P22" text:outline-level="2">Graphic User Interface (GUI)</text:h>
            </text:list-item>
          </text:list>
        </text:list-item>
      </text:list>
      <text:list xml:id="list5908814172907535746" text:style-name="L8">
        <text:list-item>
          <text:p text:style-name="P14"><text:span text:style-name="T5">Have you ever wondered how game developers make HP bars in video games? This is a </text:span><text:span text:style-name="T6">user interface</text:span><text:span text:style-name="T1"> </text:span><text:span text:style-name="T5">and it gives the player information about the game. We are going to make it happen for ourselves.</text:span></text:p>
        </text:list-item>
        <text:list-item>
          <text:p text:style-name="P7"><text:span text:style-name="T1">We are going to start by typing a new method called “</text:span><text:span text:style-name="T4">OnGUI</text:span><text:span text:style-name="T1">”. This is used for any graphic user interfaces in Unity. </text:span></text:p>
        </text:list-item>
        <text:list-item>
          <text:p text:style-name="P7"><text:span text:style-name="T1">First we will create a new variable and name it “</text:span><text:span text:style-name="T4">hpBar</text:span><text:span text:style-name="T1">”. We are doing this so we can connect the length of the bar to the hp number that are character currently has.</text:span></text:p>
        </text:list-item>
        <text:list-item>
          <text:p text:style-name="P7"><text:span text:style-name="T4">GUI.color</text:span><text:span text:style-name="T1"> changes the color of the text on screen. Usually HP is done with the color red, but you can change this to any color. </text:span></text:p>
        </text:list-item>
        <text:list-item>
          <text:p text:style-name="P12"><text:span text:style-name="T1">GUI.Box </text:span><text:span text:style-name="T3">will create a box on screen. Next we need to create a new rectangle with the </text:span><text:span text:style-name="T1">Rect </text:span><text:span text:style-name="T3">code. The numbers between the inner parentheses tell unity the position on screen as well as the size of the box.</text:span><text:span text:style-name="T1"> </text:span><text:span text:style-name="T3">The variable “hpBar” is in the length section.</text:span></text:p>
        </text:list-item>
      </text:list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6">public class characterHp : MonoBehaviour {</text:p>
            <text:p text:style-name="P15"/>
            <text:p text:style-name="P16">public int hp = 5;</text:p>
            <text:p text:style-name="P15"/>
            <text:p text:style-name="P16">// Use this for initialization</text:p>
            <text:p text:style-name="P16">void Start () {</text:p>
            <text:p text:style-name="P16">}</text:p>
            <text:p text:style-name="P16">// Update is called once per frame</text:p>
            <text:p text:style-name="P16">void Update () {</text:p>
            <text:p text:style-name="P16">if (hp &lt; 1){</text:p>
            <text:p text:style-name="P16">Application.LoadLevel (0);  </text:p>
            <text:p text:style-name="P16">}</text:p>
            <text:p text:style-name="P16">}</text:p>
            <text:p text:style-name="P15"/>
            <text:p text:style-name="P16">void OnTriggerEnter(Collider obj){</text:p>
            <text:p text:style-name="P16">if(obj.gameObject.tag == "enemy"){</text:p>
            <text:p text:style-name="P16">hp = hp - 1;</text:p>
            <text:p text:style-name="P15"/>
            <text:p text:style-name="P16">}</text:p>
            <text:p text:style-name="P16"><text:soft-page-break/>}</text:p>
            <text:p text:style-name="P15"/>
            <text:p text:style-name="P17">void OnGUI(){</text:p>
            <text:p text:style-name="P17">int hpBar = hp * 250;</text:p>
            <text:p text:style-name="P15"/>
            <text:p text:style-name="P17">GUI.color = Color.red;</text:p>
            <text:p text:style-name="P17">GUI.Box (new Rect(30, 60, hpBar, 20), "HP; " + hp.ToString());</text:p>
            <text:p text:style-name="P17">}</text:p>
            <text:p text:style-name="P16">}</text:p>
          </table:table-cell>
        </table:table-row>
      </table:table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4:27:13.75</meta:creation-date>
    <meta:document-statistic meta:table-count="4" meta:image-count="0" meta:object-count="0" meta:page-count="5" meta:paragraph-count="97" meta:word-count="793" meta:character-count="4121"/>
    <dc:date>2015-04-15T04:28:01.24</dc:date>
    <meta:editing-duration>PT49S</meta:editing-duration>
    <meta:editing-cycles>1</meta:editing-cycles>
    <meta:generator>OpenOffice.org/3.4.1$Win32 OpenOffice.org_project/341m1$Build-9593</meta:generator>
  </office:meta>
</office:document-meta>
</file>